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6c123" officeooo:paragraph-rsid="0006c123"/>
    </style:style>
    <style:style style:name="P2" style:family="paragraph" style:parent-style-name="Standard" style:list-style-name="L1">
      <style:text-properties officeooo:rsid="0006c123" officeooo:paragraph-rsid="0006c123"/>
    </style:style>
    <style:style style:name="P3" style:family="paragraph" style:parent-style-name="Standard" style:list-style-name="L1">
      <style:text-properties officeooo:rsid="00087ec8" officeooo:paragraph-rsid="00087ec8"/>
    </style:style>
    <style:style style:name="P4" style:family="paragraph" style:parent-style-name="Standard" style:list-style-name="L1">
      <style:text-properties officeooo:rsid="0008949e" officeooo:paragraph-rsid="0008949e"/>
    </style:style>
    <style:style style:name="P5" style:family="paragraph" style:parent-style-name="Standard" style:list-style-name="L1">
      <style:text-properties officeooo:rsid="000c433c" officeooo:paragraph-rsid="000c433c"/>
    </style:style>
    <style:style style:name="P6" style:family="paragraph" style:parent-style-name="Standard" style:list-style-name="L1">
      <style:text-properties officeooo:rsid="000d2e1c" officeooo:paragraph-rsid="000d2e1c"/>
    </style:style>
    <style:style style:name="P7" style:family="paragraph" style:parent-style-name="Standard" style:list-style-name="L1">
      <style:text-properties officeooo:rsid="000e5285" officeooo:paragraph-rsid="000e5285"/>
    </style:style>
    <style:style style:name="P8" style:family="paragraph" style:parent-style-name="Standard" style:list-style-name="L1">
      <style:text-properties officeooo:rsid="000eb6ae" officeooo:paragraph-rsid="000eb6ae"/>
    </style:style>
    <style:style style:name="P9" style:family="paragraph" style:parent-style-name="Standard" style:list-style-name="L1">
      <style:text-properties officeooo:rsid="000fb91f" officeooo:paragraph-rsid="000fb91f"/>
    </style:style>
    <style:style style:name="P10" style:family="paragraph" style:parent-style-name="Standard" style:list-style-name="L1">
      <style:text-properties officeooo:rsid="0011c3a5" officeooo:paragraph-rsid="0011c3a5"/>
    </style:style>
    <style:style style:name="P11" style:family="paragraph" style:parent-style-name="Standard" style:list-style-name="L1">
      <style:text-properties officeooo:rsid="0013517c" officeooo:paragraph-rsid="0013517c"/>
    </style:style>
    <style:style style:name="P12" style:family="paragraph" style:parent-style-name="Standard" style:list-style-name="L1">
      <style:text-properties officeooo:rsid="00183d15" officeooo:paragraph-rsid="00183d15"/>
    </style:style>
    <style:style style:name="P13" style:family="paragraph" style:parent-style-name="Standard" style:list-style-name="L1">
      <style:text-properties officeooo:rsid="0019a27c" officeooo:paragraph-rsid="0019a27c"/>
    </style:style>
    <style:style style:name="P14" style:family="paragraph" style:parent-style-name="Standard" style:list-style-name="L1">
      <style:text-properties officeooo:rsid="001cfe7b" officeooo:paragraph-rsid="001cfe7b"/>
    </style:style>
    <style:style style:name="P15" style:family="paragraph" style:parent-style-name="Standard" style:list-style-name="L1">
      <style:text-properties officeooo:rsid="001d319e" officeooo:paragraph-rsid="001d319e"/>
    </style:style>
    <style:style style:name="P16" style:family="paragraph" style:parent-style-name="Standard" style:list-style-name="L1">
      <style:text-properties officeooo:rsid="001f47d2" officeooo:paragraph-rsid="001f47d2"/>
    </style:style>
    <style:style style:name="P17" style:family="paragraph" style:parent-style-name="Standard" style:list-style-name="L1">
      <style:text-properties officeooo:rsid="0021b25e" officeooo:paragraph-rsid="0021b25e"/>
    </style:style>
    <style:style style:name="P18" style:family="paragraph" style:parent-style-name="Standard" style:list-style-name="L1">
      <style:text-properties officeooo:rsid="00220ea9" officeooo:paragraph-rsid="00220ea9"/>
    </style:style>
    <style:style style:name="P19" style:family="paragraph" style:parent-style-name="Standard" style:list-style-name="L1">
      <style:text-properties officeooo:rsid="0023bf47" officeooo:paragraph-rsid="0023bf47"/>
    </style:style>
    <style:style style:name="P20" style:family="paragraph" style:parent-style-name="Standard" style:list-style-name="L1">
      <style:text-properties officeooo:rsid="0024f808" officeooo:paragraph-rsid="0024f808"/>
    </style:style>
    <style:style style:name="P21" style:family="paragraph" style:parent-style-name="Standard" style:list-style-name="L1">
      <style:text-properties officeooo:rsid="0026b814" officeooo:paragraph-rsid="0026b814"/>
    </style:style>
    <style:style style:name="P22" style:family="paragraph" style:parent-style-name="Standard" style:list-style-name="L1">
      <style:text-properties officeooo:rsid="00284d20" officeooo:paragraph-rsid="00284d20"/>
    </style:style>
    <style:style style:name="P23" style:family="paragraph" style:parent-style-name="Standard" style:list-style-name="L1">
      <style:text-properties officeooo:rsid="002a0cee" officeooo:paragraph-rsid="002a0cee"/>
    </style:style>
    <style:style style:name="P24" style:family="paragraph" style:parent-style-name="Standard" style:list-style-name="L1">
      <style:text-properties officeooo:rsid="002d1749" officeooo:paragraph-rsid="002d1749"/>
    </style:style>
    <style:style style:name="P25" style:family="paragraph" style:parent-style-name="Standard" style:list-style-name="L1">
      <style:text-properties officeooo:rsid="002fa086" officeooo:paragraph-rsid="002fa086"/>
    </style:style>
    <style:style style:name="P26" style:family="paragraph" style:parent-style-name="Standard" style:list-style-name="L1">
      <style:text-properties officeooo:rsid="00312abe" officeooo:paragraph-rsid="00312abe"/>
    </style:style>
    <style:style style:name="P27" style:family="paragraph" style:parent-style-name="Standard" style:list-style-name="L1">
      <style:text-properties officeooo:rsid="00319253" officeooo:paragraph-rsid="00319253"/>
    </style:style>
    <style:style style:name="P28" style:family="paragraph" style:parent-style-name="Standard" style:list-style-name="L1">
      <style:text-properties officeooo:rsid="00328f15" officeooo:paragraph-rsid="00328f15"/>
    </style:style>
    <style:style style:name="P29" style:family="paragraph" style:parent-style-name="Standard" style:list-style-name="L1">
      <style:text-properties officeooo:rsid="00345ff1" officeooo:paragraph-rsid="00345ff1"/>
    </style:style>
    <style:style style:name="P30" style:family="paragraph" style:parent-style-name="Standard" style:list-style-name="L1">
      <style:text-properties officeooo:rsid="0034fc82" officeooo:paragraph-rsid="0034fc82"/>
    </style:style>
    <style:style style:name="P31" style:family="paragraph" style:parent-style-name="Standard" style:list-style-name="L1">
      <style:text-properties officeooo:rsid="0035a1ef" officeooo:paragraph-rsid="0035a1ef"/>
    </style:style>
    <style:style style:name="P32" style:family="paragraph" style:parent-style-name="Standard" style:list-style-name="L1">
      <style:text-properties officeooo:rsid="0036ca91" officeooo:paragraph-rsid="0036ca91"/>
    </style:style>
    <style:style style:name="P33" style:family="paragraph" style:parent-style-name="Standard" style:list-style-name="L1">
      <style:text-properties officeooo:rsid="003753d2" officeooo:paragraph-rsid="003753d2"/>
    </style:style>
    <style:style style:name="T1" style:family="text">
      <style:text-properties officeooo:rsid="001598c0"/>
    </style:style>
    <style:style style:name="T2" style:family="text">
      <style:text-properties officeooo:rsid="001b32a6"/>
    </style:style>
    <style:style style:name="T3" style:family="text">
      <style:text-properties officeooo:rsid="00228a31"/>
    </style:style>
    <style:style style:name="T4" style:family="text">
      <style:text-properties officeooo:rsid="002eafed"/>
    </style:style>
    <style:style style:name="T5" style:family="text">
      <style:text-properties officeooo:rsid="002fe132"/>
    </style:style>
    <style:style style:name="T6" style:family="text">
      <style:text-properties officeooo:rsid="00354d9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tips:</text:p>
      <text:list xml:id="list1080474257" text:style-name="L1">
        <text:list-item>
          <text:p text:style-name="P2">Key idea</text:p>
          <text:list>
            <text:list-item>
              <text:p text:style-name="P2">Determine the number of samples based on expected error in the gradient</text:p>
            </text:list-item>
            <text:list-item>
              <text:p text:style-name="P2">Ping:</text:p>
            </text:list-item>
          </text:list>
        </text:list-item>
        <text:list-item>
          <text:p text:style-name="P2">Story:</text:p>
          <text:list>
            <text:list-item>
              <text:p text:style-name="P3">Problem:</text:p>
            </text:list-item>
            <text:list-item>
              <text:p text:style-name="P3">Why interesting?</text:p>
            </text:list-item>
            <text:list-item>
              <text:p text:style-name="P4">It is unsolved:</text:p>
            </text:list-item>
            <text:list-item>
              <text:p text:style-name="P3">Idea:</text:p>
            </text:list-item>
            <text:list-item>
              <text:p text:style-name="P5">Look it works:</text:p>
            </text:list-item>
            <text:list-item>
              <text:p text:style-name="P6">How does it compare to others</text:p>
            </text:list-item>
          </text:list>
        </text:list-item>
        <text:list-item>
          <text:p text:style-name="P7">Structure</text:p>
          <text:list>
            <text:list-item>
              <text:p text:style-name="P8">Title</text:p>
            </text:list-item>
            <text:list-item>
              <text:p text:style-name="P9">Abstract</text:p>
            </text:list-item>
            <text:list-item>
              <text:p text:style-name="P9">Intro</text:p>
            </text:list-item>
            <text:list-item>
              <text:p text:style-name="P9">Problem</text:p>
            </text:list-item>
            <text:list-item>
              <text:p text:style-name="P9">Idea</text:p>
            </text:list-item>
            <text:list-item>
              <text:p text:style-name="P9">Details</text:p>
            </text:list-item>
            <text:list-item>
              <text:p text:style-name="P9">Related Work</text:p>
            </text:list-item>
            <text:list-item>
              <text:p text:style-name="P9">Conclusions / Future</text:p>
            </text:list-item>
          </text:list>
        </text:list-item>
        <text:list-item>
          <text:p text:style-name="P10">Make contributions clear <text:span text:style-name="T1">(in intro)</text:span></text:p>
          <text:list>
            <text:list-item>
              <text:p text:style-name="P11">Describe the problem</text:p>
            </text:list-item>
            <text:list-item>
              <text:p text:style-name="P12">Molehills not mountains</text:p>
            </text:list-item>
            <text:list-item>
              <text:p text:style-name="P13">State contributions: <text:span text:style-name="T2">goal to make reader think “this will be great if they can deliver”</text:span></text:p>
            </text:list-item>
            <text:list-item>
              <text:p text:style-name="P14">Contributions should be refutable</text:p>
            </text:list-item>
            <text:list-item>
              <text:p text:style-name="P15">Body gives evidence of these claims</text:p>
            </text:list-item>
            <text:list-item>
              <text:p text:style-name="P16">Use forward references from intro</text:p>
            </text:list-item>
          </text:list>
        </text:list-item>
        <text:list-item>
          <text:p text:style-name="P18">Related work</text:p>
          <text:list>
            <text:list-item>
              <text:p text:style-name="P17">Put related word at the end – <text:span text:style-name="T3">get to your idea first</text:span></text:p>
            </text:list-item>
            <text:list-item>
              <text:p text:style-name="P19">Give credit to others where it is due</text:p>
            </text:list-item>
            <text:list-item>
              <text:p text:style-name="P20">Warmly acknowledge people who have helped you</text:p>
            </text:list-item>
            <text:list-item>
              <text:p text:style-name="P21">Acknowledge weaknesses</text:p>
            </text:list-item>
          </text:list>
        </text:list-item>
        <text:list-item>
          <text:p text:style-name="P22">Put readers first</text:p>
          <text:list>
            <text:list-item>
              <text:p text:style-name="P23">Convey intuition primary</text:p>
            </text:list-item>
            <text:list-item>
              <text:p text:style-name="P24">After intuition give details; <text:span text:style-name="T4">then even if reader doesn’t get details will have gotten something from the work</text:span></text:p>
            </text:list-item>
            <text:list-item>
              <text:p text:style-name="P25">Give intuition <text:span text:style-name="T5">by examples first, then present general case</text:span></text:p>
            </text:list-item>
            <text:list-item>
              <text:p text:style-name="P26">Choose most direct route to idea</text:p>
            </text:list-item>
          </text:list>
        </text:list-item>
        <text:list-item>
          <text:p text:style-name="P27">Listen to readers </text:p>
          <text:list>
            <text:list-item>
              <text:p text:style-name="P28">ask where readers got lost</text:p>
            </text:list-item>
            <text:list-item>
              <text:p text:style-name="P29">When you think you are done, send the draft to competition</text:p>
            </text:list-item>
            <text:list-item>
              <text:p text:style-name="P30">Treat every review like gold dust – <text:span text:style-name="T6">be very grateful</text:span></text:p>
            </text:list-item>
          </text:list>
        </text:list-item>
        <text:list-item>
          <text:p text:style-name="P31">General:</text:p>
          <text:list>
            <text:list-item>
              <text:p text:style-name="P31">use active voice. </text:p>
            </text:list-item>
            <text:list-item>
              <text:p text:style-name="P32">Don’t start with number</text:p>
            </text:list-item>
            <text:list-item>
              <text:p text:style-name="P33">Simple direct langu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4:21:42.770643414</meta:creation-date>
    <dc:date>2018-05-04T14:38:38.452663308</dc:date>
    <meta:editing-duration>PT16M48S</meta:editing-duration>
    <meta:editing-cycles>46</meta:editing-cycles>
    <meta:generator>LibreOffice/5.4.6.2$Linux_X86_64 LibreOffice_project/40m0$Build-2</meta:generator>
    <meta:document-statistic meta:table-count="0" meta:image-count="0" meta:object-count="0" meta:page-count="1" meta:paragraph-count="45" meta:word-count="239" meta:character-count="1254" meta:non-whitespace-character-count="1100"/>
  </office:meta>
</office:document-meta>
</file>